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5db38" officeooo:paragraph-rsid="0005db38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43e6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officeooo:rsid="0005db38" officeooo:paragraph-rsid="0005db38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69110" officeooo:paragraph-rsid="0005db38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2ae21" officeooo:paragraph-rsid="0012ae2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7d5f9" officeooo:paragraph-rsid="0007d5f9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07d5f9" officeooo:paragraph-rsid="0007d5f9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16ea7b" officeooo:paragraph-rsid="0016ea7b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officeooo:rsid="0007d5f9" officeooo:paragraph-rsid="0007d5f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officeooo:rsid="0016ea7b" officeooo:paragraph-rsid="0016ea7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officeooo:rsid="0007d5f9" officeooo:paragraph-rsid="0007d5f9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officeooo:rsid="0012ae21" officeooo:paragraph-rsid="0012ae21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2ae21" officeooo:paragraph-rsid="0012ae21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77443" officeooo:paragraph-rsid="00177443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0177443" officeooo:paragraph-rsid="0007d5f9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01c3d41" officeooo:paragraph-rsid="001c3d41" style:font-style-asian="normal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normal" officeooo:rsid="001567be" officeooo:paragraph-rsid="001567be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567be" officeooo:paragraph-rsid="001567b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1f8a65" officeooo:paragraph-rsid="001f8a65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officeooo:rsid="0012ae21" officeooo:paragraph-rsid="0012ae21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text-align="center" style:writing-mode="lr-tb"/>
      <style:text-properties fo:font-size="12pt"/>
    </style:style>
    <style:style style:name="P25" style:family="paragraph">
      <loext:graphic-properties draw:fill-color="#b4c7dc"/>
      <style:paragraph-properties fo:text-align="center" style:writing-mode="lr-tb"/>
      <style:text-properties fo:font-size="12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7" style:family="paragraph">
      <style:paragraph-properties style:writing-mode="lr-tb"/>
      <style:text-properties fo:font-size="12pt"/>
    </style:style>
    <style:style style:name="P28" style:family="paragraph">
      <loext:graphic-properties draw:fill-color="#b4c7dc"/>
      <style:paragraph-properties style:writing-mode="lr-tb"/>
      <style:text-properties fo:font-size="12pt"/>
    </style:style>
    <style:style style:name="P29" style:family="paragraph">
      <style:paragraph-properties fo:text-align="end" style:writing-mode="lr-tb"/>
    </style:style>
    <style:style style:name="P30" style:family="paragraph">
      <style:paragraph-properties style:writing-mode="lr-tb"/>
      <style:text-properties fo:font-size="11pt" style:font-size-asian="11pt" style:font-size-complex="11pt"/>
    </style:style>
    <style:style style:name="P31" style:family="paragraph">
      <style:paragraph-properties style:writing-mode="lr-tb"/>
    </style:style>
    <style:style style:name="P32" style:family="paragraph">
      <style:paragraph-properties fo:text-align="center"/>
    </style:style>
    <style:style style:name="P33" style:family="paragraph">
      <style:paragraph-properties fo:text-align="center" style:writing-mode="lr-tb"/>
    </style:style>
    <style:style style:name="T1" style:family="text">
      <style:text-properties officeooo:rsid="00043e6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11ad22"/>
    </style:style>
    <style:style style:name="T7" style:family="text">
      <style:text-properties officeooo:rsid="001567b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c3d41"/>
    </style:style>
    <style:style style:name="T10" style:family="text">
      <style:text-properties fo:font-size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298cm" fo:min-width="0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3.415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b4c7dc" draw:textarea-horizontal-align="justify" draw:textarea-vertical-align="middle" draw:auto-grow-height="false" fo:min-height="1.558cm" fo:min-width="2.8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top" draw:auto-grow-height="false" fo:min-height="2.45cm" fo:min-width="12.395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1.558cm" fo:min-width="2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top" draw:auto-grow-height="false" fo:min-height="2.45cm" fo:min-width="3.3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425cm" fo:min-width="5.9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43cm" fo:min-width="2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482cm" fo:min-width="2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504cm" fo:min-width="2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478cm" fo:min-width="8.8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848cm" fo:min-width="3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847cm" fo:min-width="2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847cm" fo:min-width="8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iciando o GIT e iniciando uma commit</text:p>
      <text:p text:style-name="P3"/>
      <text:p text:style-name="P1">- <text:span text:style-name="T1">Iniciar o GIT: git init</text:span></text:p>
      <text:p text:style-name="P1">- <text:span text:style-name="T1">Iniciar o versionamento: git add</text:span></text:p>
      <text:p text:style-name="P1">- <text:span text:style-name="T1">Criar uma commit: git commit</text:span></text:p>
      <text:p text:style-name="P1"/>
      <text:p text:style-name="P2">O diretório /<text:span text:style-name="T2">.git</text:span><text:span text:style-name="T3">/ é uma pasta oculta então é necessário usar o comando “</text:span><text:span text:style-name="T4">-a</text:span><text:span text:style-name="T3">” para visualizá-la.</text:span></text:p>
      <text:p text:style-name="P5"/>
      <text:p text:style-name="P12">Ciclo de Vida</text:p>
      <text:p text:style-name="P11"/>
      <text:p text:style-name="P8">Git Init:<text:span text:style-name="T5"> Além de criar uma pasta .git, ela inicializa um conceito chamado repositório dentro daquee diretório/pasta.</text:span></text:p>
      <text:p text:style-name="P9"/>
      <text:p text:style-name="P10"><text:span text:style-name="T8">Git Status</text:span>: Vai dizer se o arquivo esta untracked ou staged ou modified e etc.</text:p>
      <text:p text:style-name="P17"/>
      <text:p text:style-name="P18"/>
      <text:p text:style-name="P17"/>
      <text:p text:style-name="P16">Mv<text:span text:style-name="T5">: Comando que move arquivos/pastas</text:span></text:p>
      <text:p text:style-name="P9"/>
      <text:p text:style-name="P13">Tracked e Untracked</text:p>
      <text:p text:style-name="P9"/>
      <text:p text:style-name="P8">Tracked:<text:span text:style-name="T5"> Arquivos rastreados pelo Git</text:span></text:p>
      <text:p text:style-name="P9"/>
      <text:p text:style-name="P8">Untracked:<text:span text:style-name="T5"> Arquivos não rastreados pelo Git</text:span></text:p>
      <text:p text:style-name="P6"><text:s text:c="136"/></text:p>
      <text:p text:style-name="P6"><draw:custom-shape text:anchor-type="paragraph" draw:z-index="0" draw:name="Forma 1" draw:style-name="gr17" draw:text-style-name="P33" svg:width="8.467cm" svg:height="0.847cm" svg:x="4.299cm" svg:y="0.164cm"><text:p text:style-name="P33">Tracked</text:p><draw:enhanced-geometry svg:viewBox="0 0 21600 21600" draw:type="rectangle" draw:enhanced-path="M 0 0 L 21600 0 21600 21600 0 21600 0 0 Z N"/></draw:custom-shape><draw:custom-shape text:anchor-type="paragraph" draw:z-index="1" draw:name="Forma 2" draw:style-name="gr16" draw:text-style-name="P33" svg:width="2.223cm" svg:height="0.847cm" svg:x="10.532cm" svg:y="1.302cm"><text:p text:style-name="P33">Staged</text:p><draw:enhanced-geometry svg:viewBox="0 0 21600 21600" draw:type="rectangle" draw:enhanced-path="M 0 0 L 21600 0 21600 21600 0 21600 0 0 Z N"/></draw:custom-shape><draw:custom-shape text:anchor-type="paragraph" draw:z-index="2" draw:name="Forma 4" draw:style-name="gr16" draw:text-style-name="P33" svg:width="2.223cm" svg:height="0.847cm" svg:x="4.309cm" svg:y="1.302cm"><text:p text:style-name="P33">Unmodified</text:p><draw:enhanced-geometry svg:viewBox="0 0 21600 21600" draw:type="rectangle" draw:enhanced-path="M 0 0 L 21600 0 21600 21600 0 21600 0 0 Z N"/></draw:custom-shape><draw:line text:anchor-type="paragraph" draw:z-index="3" draw:name="Linha 1" draw:style-name="gr14" draw:text-style-name="P32" svg:x1="11.643cm" svg:y1="2.281cm" svg:x2="11.617cm" svg:y2="8.949cm"><text:p/></draw:line><draw:line text:anchor-type="paragraph" draw:z-index="4" draw:name="Linha 2" draw:style-name="gr14" draw:text-style-name="P32" svg:x1="8.505cm" svg:y1="2.334cm" svg:x2="8.479cm" svg:y2="9.002cm"><text:p/></draw:line><draw:line text:anchor-type="paragraph" draw:z-index="5" draw:name="Linha 3" draw:style-name="gr14" draw:text-style-name="P32" svg:x1="5.42cm" svg:y1="2.307cm" svg:x2="5.394cm" svg:y2="8.975cm"><text:p/></draw:line><draw:custom-shape text:anchor-type="paragraph" draw:z-index="6" draw:name="Forma 5" draw:style-name="gr16" draw:text-style-name="P33" svg:width="2.223cm" svg:height="0.847cm" svg:x="7.394cm" svg:y="1.302cm"><text:p text:style-name="P33">Modified</text:p><draw:enhanced-geometry svg:viewBox="0 0 21600 21600" draw:type="rectangle" draw:enhanced-path="M 0 0 L 21600 0 21600 21600 0 21600 0 0 Z N"/></draw:custom-shape><draw:custom-shape text:anchor-type="paragraph" draw:z-index="7" draw:name="Forma 6" draw:style-name="gr15" draw:text-style-name="P24" svg:width="3.144cm" svg:height="0.849cm" svg:x="0.69cm" svg:y="1.302cm"><text:p text:style-name="P24"><text:span text:style-name="T10">Untracked</text:span></text:p><draw:enhanced-geometry svg:viewBox="0 0 21600 21600" draw:type="rectangle" draw:enhanced-path="M 0 0 L 21600 0 21600 21600 0 21600 0 0 Z N"/></draw:custom-shape><draw:line text:anchor-type="paragraph" draw:z-index="8" draw:name="Linha 4" draw:style-name="gr14" draw:text-style-name="P32" svg:x1="2.298cm" svg:y1="2.307cm" svg:x2="2.272cm" svg:y2="8.975cm"><text:p/></draw:line><draw:custom-shape text:anchor-type="paragraph" draw:z-index="9" draw:name="Forma 7" draw:style-name="gr13" draw:text-style-name="P31" svg:width="9.319cm" svg:height="1.165cm" svg:x="2.298cm" svg:y="2.545cm"><text:p text:style-name="P31"><text:s text:c="2"/>Adicionar o arquivo</text:p><draw:enhanced-geometry svg:viewBox="0 0 21600 21600" draw:text-areas="0 ?f0 ?f5 ?f2" draw:type="right-arrow" draw:modifiers="19131.9509098604 6372.16338880484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Forma 8" draw:style-name="gr12" draw:text-style-name="P30" svg:width="3.059cm" svg:height="1.006cm" svg:x="5.447cm" svg:y="4.001cm"><text:p text:style-name="P30"><text:span text:style-name="T12">Edita o arquivo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Forma 9" draw:style-name="gr11" draw:text-style-name="P30" svg:width="3.165cm" svg:height="1.138cm" svg:x="8.479cm" svg:y="5.138cm"><text:p text:style-name="P30"><text:span text:style-name="T12">“</text:span><text:span text:style-name="T12">Stage” o arqui.</text:span></text:p><draw:enhanced-geometry svg:viewBox="0 0 21600 21600" draw:text-areas="0 ?f0 ?f5 ?f2" draw:type="right-arrow" draw:modifiers="17941.8384401114 6241.6812609457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 3" draw:style-name="gr10" draw:text-style-name="P30" svg:width="3.096cm" svg:height="1.165cm" svg:x="2.298cm" svg:y="6.117cm"><text:p text:style-name="P30"><text:span text:style-name="T12">Remove o arquivo</text:span></text:p><draw:enhanced-geometry svg:viewBox="0 0 21600 21600" draw:text-areas="?f7 ?f0 21600 ?f2" draw:type="left-arrow" draw:modifiers="4182.23234624146 6816.7300380228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<text:span text:style-name="T6"><text:s text:c="182"/></text:span></text:p>
      <text:p text:style-name="P6"/>
      <text:p text:style-name="P6"/>
      <text:p text:style-name="P6"/>
      <text:p text:style-name="P6"/>
      <text:p text:style-name="P6"><draw:custom-shape text:anchor-type="paragraph" draw:z-index="20" draw:name="Forma 17" draw:style-name="gr4" svg:width="1.165cm" svg:height="3.414cm" svg:x="12.009cm" svg:y="0.153cm"><text:p/><draw:enhanced-geometry svg:viewBox="0 0 21600 21600" draw:text-areas="0 0 ?f0 21600" draw:type="right-arrow-callout" draw:modifiers="4901.66414523449 5452.65438786566 14214.82602118 8962.94691224269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<text:p text:style-name="P6"/>
      <text:p text:style-name="P6"><draw:frame text:anchor-type="paragraph" draw:z-index="21" draw:name="Quadro de texto 1" draw:style-name="gr3" draw:text-style-name="P23" svg:width="4.049cm" svg:height="1.95cm" svg:x="13.4cm" svg:y="0.212cm"><draw:text-box><text:p>&gt; git add nomeArquivo</text:p><text:p>&gt; git add *</text:p><text:p>&gt; git add 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13" draw:name="Forma 10" draw:style-name="gr9" draw:text-style-name="P29" svg:width="6.224cm" svg:height="1.086cm" svg:x="5.394cm" svg:y="0.138cm"><text:p text:style-name="P29">Commit </text:p><draw:enhanced-geometry svg:viewBox="0 0 21600 21600" draw:text-areas="?f7 ?f0 21600 ?f2" draw:type="left-arrow" draw:modifiers="2135.11920707206 6575.8064516129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Forma 18" draw:style-name="gr2" svg:width="1.271cm" svg:height="1.297cm" svg:x="12.009cm" svg:y="0.206cm"><text:p/><draw:enhanced-geometry svg:viewBox="0 0 21600 21600" draw:text-areas="0 0 ?f0 21600" draw:type="right-arrow-callout" draw:modifiers="3595.00693481276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<text:p text:style-name="P6"><draw:frame text:anchor-type="paragraph" draw:z-index="23" draw:name="Quadro de texto 2" draw:style-name="gr1" draw:text-style-name="P23" svg:width="4.313cm" svg:height="0.98cm" svg:x="13.612cm" svg:y="0.064cm"><draw:text-box><text:p>&gt; git commit -m “msg..”</text:p></draw:text-box></draw:frame></text:p>
      <text:p text:style-name="P6"/>
      <text:p text:style-name="P6"/>
      <text:p text:style-name="P6"/>
      <text:p text:style-name="P15">Unmodified: Quando o arquivo ainda não tem modificação</text:p>
      <text:p text:style-name="P15"/>
      <text:p text:style-name="P15">Modified: Quando um arquivo tem modificação</text:p>
      <text:p text:style-name="P15"/>
      <text:p text:style-name="P15">Staged: O arquivo está sendo preparado para virar um commit</text:p>
      <text:p text:style-name="P7"/>
      <text:p text:style-name="P15">Depois de virar um commit ele volta pra unmodified</text:p>
      <text:p text:style-name="P14"><text:soft-page-break/>Repositórios</text:p>
      <text:p text:style-name="P14"/>
      <text:p text:style-name="P14"><draw:custom-shape text:anchor-type="paragraph" draw:z-index="14" draw:name="Forma 11" draw:style-name="gr8" draw:text-style-name="P26" svg:width="3.636cm" svg:height="2.715cm" svg:x="9.019cm" svg:y="0.067cm"><text:p text:style-name="P26"><text:span text:style-name="T11">Servid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draw:custom-shape text:anchor-type="paragraph" draw:z-index="15" draw:name="Forma 15" draw:style-name="gr7" draw:text-style-name="P28" svg:width="2.541cm" svg:height="1.724cm" svg:x="9.532cm" svg:y="0.27cm"><text:p text:style-name="P27"><text:span text:style-name="T10">Remote</text:span></text:p><text:p text:style-name="P27"><text:span text:style-name="T10">Reposito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><draw:custom-shape text:anchor-type="paragraph" draw:z-index="16" draw:name="Forma 12" draw:style-name="gr6" draw:text-style-name="P26" svg:width="12.66cm" svg:height="2.715cm" svg:x="0cm" svg:y="1.602cm"><text:p text:style-name="P26"><text:span text:style-name="T11">Ambiente de desenvolvimen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a 13" draw:style-name="gr5" draw:text-style-name="P25" svg:width="3.022cm" svg:height="1.724cm" svg:x="0.483cm" svg:y="2.281cm"><text:p text:style-name="P24"><text:span text:style-name="T10">Working</text:span></text:p><text:p text:style-name="P24"><text:span text:style-name="T10">Directo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Forma 14" draw:style-name="gr5" draw:text-style-name="P25" svg:width="3.022cm" svg:height="1.724cm" svg:x="4.817cm" svg:y="2.281cm"><text:p text:style-name="P24"><text:span text:style-name="T10">Staging</text:span></text:p><text:p text:style-name="P24"><text:span text:style-name="T10">Are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Forma 16" draw:style-name="gr5" draw:text-style-name="P25" svg:width="3.022cm" svg:height="1.724cm" svg:x="9.151cm" svg:y="2.281cm"><text:p text:style-name="P24"><text:span text:style-name="T10">Local</text:span></text:p><text:p text:style-name="P24"><text:span text:style-name="T10">Reposito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7"><text:s text:c="182"/></text:span></text:p>
      <text:p text:style-name="P7"><text:s/><text:span text:style-name="T7"><text:s text:c="22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31"/>&gt;<text:span text:style-name="T9">git add <text:s text:c="26"/>&gt;git commit -m</text:span></text:p>
      <text:p text:style-name="P7"/>
      <text:list xml:id="list1945747173" text:style-name="L1">
        <text:list-item>
          <text:p text:style-name="P19">Os arquivos ficam transitando entre Working area e o staging area.</text:p>
        </text:list-item>
        <text:list-item>
          <text:p text:style-name="P19">Quando você comita seus arquivos, tira os arquivos do staging e põe eles em “cena”</text:p>
        </text:list-item>
        <text:list-item>
          <text:p text:style-name="P19">Tudo que tá no seu repositótio local tem que estar “comitado” caso contrário você não consegue enviar esse arquivo para um repositório remoto (GitHub).</text:p>
        </text:list-item>
      </text:list>
      <text:p text:style-name="P20"/>
      <text:p text:style-name="P21"><text:span text:style-name="T8">Git add *</text:span>: Adiciona o arquivo pra area de stag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17:19:32.235000000</meta:creation-date>
    <meta:generator>LibreOffice/7.3.0.3$Windows_x86 LibreOffice_project/0f246aa12d0eee4a0f7adcefbf7c878fc2238db3</meta:generator>
    <dc:date>2022-03-09T16:09:01.073000000</dc:date>
    <meta:editing-duration>PT10H20M32S</meta:editing-duration>
    <meta:editing-cycles>21</meta:editing-cycles>
    <meta:document-statistic meta:table-count="0" meta:image-count="0" meta:object-count="0" meta:page-count="2" meta:paragraph-count="26" meta:word-count="197" meta:character-count="1937" meta:non-whitespace-character-count="985"/>
  </office:meta>
</office:document-meta>
</file>